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e51" officeooo:paragraph-rsid="0005ee51"/>
    </style:style>
    <style:style style:name="P2" style:family="paragraph" style:parent-style-name="Standard">
      <style:text-properties officeooo:paragraph-rsid="0005ee51"/>
    </style:style>
    <style:style style:name="T1" style:family="text">
      <style:text-properties officeooo:rsid="0005ee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32_t = 4 bytes</text:p>
      <text:p text:style-name="P1">8gb table size</text:p>
      <text:p text:style-name="P1"/>
      <text:p text:style-name="P2"><text:span text:style-name="T1">8gb / 4 bytes = </text:span>2 000 000 000</text:p>
      <text:p text:style-name="P2"/>
      <text:p text:style-name="P1">16 cols</text:p>
      <text:p text:style-name="P1"><text:bookmark text:name="cwos"/>125000000 rows</text:p>
      <text:p text:style-name="P1"/>
      <text:p text:style-name="P1"/>
      <text:p text:style-name="P1">nrows= 16</text:p>
      <text:p text:style-name="P1">ncols= 125000000</text:p>
      <text:p text:style-name="P1">ndata= 20000000</text:p>
      <text:p text:style-name="P1">It took 14 second(s)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5:19:10.096036082</meta:creation-date>
    <meta:generator>LibreOffice/6.1.2.1$Linux_X86_64 LibreOffice_project/10$Build-1</meta:generator>
    <dc:date>2019-05-05T17:08:58.602949134</dc:date>
    <meta:editing-duration>PT19M12S</meta:editing-duration>
    <meta:editing-cycles>1</meta:editing-cycles>
    <meta:document-statistic meta:table-count="0" meta:image-count="0" meta:object-count="0" meta:page-count="1" meta:paragraph-count="9" meta:word-count="30" meta:character-count="142" meta:non-whitespace-character-count="121"/>
  </office:meta>
</office:document-meta>
</file>